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11.6cm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11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svg:stroke-color="#ffff00" draw:fill="solid" draw:textarea-vertical-align="middle"/>
    </style:style>
    <style:style style:name="gr5" style:family="graphic" style:parent-style-name="Arrow_20_Line" style:list-style-name="L1">
      <style:graphic-properties draw:textarea-vertical-align="middle" draw:unit="m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unit="mm"/>
      <style:paragraph-properties style:writing-mode="lr-tb"/>
    </style:style>
    <style:style style:name="gr7" style:family="graphic" style:parent-style-name="Arrow_20_Line">
      <style:graphic-properties draw:textarea-vertical-align="middle" draw:line-distance="1.7cm" draw:unit="m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5cm" fo:min-width="16.5cm"/>
    </style:style>
    <style:style style:name="gr9" style:family="graphic" style:parent-style-name="Arrow_20_Line" style:list-style-name="L1">
      <style:graphic-properties draw:textarea-vertical-align="middle" draw:line-distance="2.9cm" draw:unit="m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unit="m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5cm" fo:min-width="1.1cm"/>
    </style:style>
    <style:style style:name="gr12" style:family="graphic" style:parent-style-name="Arrow_20_Line" style:list-style-name="L1">
      <style:graphic-properties draw:textarea-vertical-align="middle" draw:unit="mm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unit="mm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unit="m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2.9cm" draw:unit="mm" draw:placing="below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0.4cm"/>
    </style:style>
    <style:style style:name="gr17" style:family="graphic" style:parent-style-name="Arrow_20_Line" style:list-style-name="L1">
      <style:graphic-properties draw:textarea-vertical-align="middle" draw:line-distance="1.2cm" draw:unit="mm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 draw:line-distance="1.1cm" draw:unit="m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21cm" fo:min-width="0cm"/>
    </style:style>
    <style:style style:name="gr20" style:family="graphic" style:parent-style-name="Arrow_20_Line" style:list-style-name="L1">
      <style:graphic-properties draw:textarea-vertical-align="middle" draw:line-distance="3.1cm" draw:unit="mm" draw:placing="below"/>
      <style:paragraph-properties style:writing-mode="lr-tb"/>
    </style:style>
    <style:style style:name="gr21" style:family="graphic" style:parent-style-name="Arrow_20_Line" style:list-style-name="L1">
      <style:graphic-properties draw:textarea-vertical-align="middle" draw:line-distance="4cm" draw:unit="mm" draw:placing="below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 draw:line-distance="2.9cm" draw:unit="mm" draw:placing="below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 draw:line-distance="1.4cm" draw:unit="m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2.1cm" svg:height="3.3cm" svg:x="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2.1cm" svg:height="0.6cm" svg:x="4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7.25cm" svg:y="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5cm" svg:height="1.5cm" svg:x="11.35cm" svg:y="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2.9cm" svg:y1="5.4cm" svg:x2="16.9cm" svg:y2="5.5cm">
            <text:p/>
          </draw:line>
          <draw:line draw:style-name="gr4" draw:text-style-name="P3" draw:layer="layout" svg:x1="8cm" svg:y1="3cm" svg:x2="8cm" svg:y2="7.5cm">
            <text:p/>
          </draw:line>
          <draw:line draw:style-name="gr4" draw:text-style-name="P3" draw:layer="layout" svg:x1="12.1cm" svg:y1="3cm" svg:x2="12.1cm" svg:y2="7.5cm">
            <text:p/>
          </draw:line>
          <draw:measure draw:style-name="gr5" draw:text-style-name="P4" draw:layer="measurelines" svg:x1="4cm" svg:y1="4cm" svg:x2="8cm" svg:y2="4cm">
            <text:p text:style-name="P4"><text:measure text:kind="gap"/><text:measure text:kind="value">40</text:measure><text:s/><text:measure text:kind="unit">mm</text:measure><text:measure text:kind="gap"/></text:p>
          </draw:measure>
          <draw:measure draw:style-name="gr6" draw:text-style-name="P4" draw:layer="measurelines" svg:x1="12.1cm" svg:y1="3.9cm" svg:x2="16.1cm" svg:y2="3.9cm">
            <text:p text:style-name="P4"><text:measure text:kind="gap"/><text:measure text:kind="value">40</text:measure><text:s/><text:measure text:kind="unit">mm</text:measure><text:measure text:kind="gap"/></text:p>
          </draw:measure>
          <draw:measure draw:style-name="gr7" draw:text-style-name="P1" draw:layer="measurelines" svg:x1="16.1cm" svg:y1="4cm" svg:x2="16.1cm" svg:y2="5.5cm">
            <text:p text:style-name="P1"><text:measure text:kind="gap"/><text:measure text:kind="value">15</text:measure><text:s/><text:measure text:kind="unit">mm</text:measure><text:measure text:kind="gap"/></text:p>
          </draw:measure>
        </draw:g>
        <draw:custom-shape draw:style-name="gr8" draw:text-style-name="P1" draw:layer="layout" svg:width="17cm" svg:height="3.8cm" svg:x="3.9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" draw:text-style-name="P4" draw:layer="measurelines" svg:x1="21cm" svg:y1="10.1cm" svg:x2="21cm" svg:y2="11.6cm">
          <text:p text:style-name="P4"><text:measure text:kind="gap"/><text:measure text:kind="value">15</text:measure><text:s/><text:measure text:kind="unit">mm</text:measure><text:measure text:kind="gap"/></text:p>
        </draw:measure>
        <draw:custom-shape draw:style-name="gr3" draw:text-style-name="P2" draw:layer="layout" svg:width="1.5cm" svg:height="1.5cm" svg:x="17.1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0" draw:text-style-name="P4" draw:layer="measurelines" svg:x1="17.9cm" svg:y1="10cm" svg:x2="20.9cm" svg:y2="10cm">
          <text:p text:style-name="P4"><text:measure text:kind="gap"/><text:measure text:kind="value">30</text:measure><text:s/><text:measure text:kind="unit">mm</text:measure><text:measure text:kind="gap"/></text:p>
        </draw:measure>
        <draw:line draw:style-name="gr4" draw:text-style-name="P3" draw:layer="layout" svg:x1="23.3cm" svg:y1="11.6cm" svg:x2="2.1cm" svg:y2="11.6cm">
          <text:p/>
        </draw:line>
        <draw:custom-shape draw:style-name="gr11" draw:text-style-name="P2" draw:layer="layout" svg:width="1.6cm" svg:height="1.3cm" svg:x="13.6cm" svg:y="10.95cm">
          <text:p/>
          <draw:enhanced-geometry svg:viewBox="0 0 21600 21600" draw:type="rectangle" draw:enhanced-path="M 0 0 L 21600 0 21600 21600 0 21600 0 0 Z N"/>
        </draw:custom-shape>
        <draw:measure draw:style-name="gr12" draw:text-style-name="P4" draw:layer="measurelines" svg:x1="15.2cm" svg:y1="11.006cm" svg:x2="15.2cm" svg:y2="12.306cm">
          <text:p text:style-name="P4"><text:measure text:kind="gap"/><text:measure text:kind="value">13</text:measure><text:s/><text:measure text:kind="unit">mm</text:measure><text:measure text:kind="gap"/></text:p>
        </draw:measure>
        <draw:measure draw:style-name="gr13" draw:text-style-name="P4" draw:layer="measurelines" svg:x1="11.356cm" svg:y1="5.5cm" svg:x2="12.856cm" svg:y2="5.5cm">
          <text:p text:style-name="P4"><text:measure text:kind="gap"/><text:measure text:kind="value">15</text:measure><text:s/><text:measure text:kind="unit">mm</text:measure><text:measure text:kind="gap"/></text:p>
        </draw:measure>
        <draw:measure draw:style-name="gr14" draw:text-style-name="P4" draw:layer="measurelines" svg:x1="14.4cm" svg:y1="9.3cm" svg:x2="20.9cm" svg:y2="9.3cm">
          <text:p text:style-name="P4"><text:measure text:kind="gap"/><text:measure text:kind="value">65</text:measure><text:s/><text:measure text:kind="unit">mm</text:measure><text:measure text:kind="gap"/></text:p>
        </draw:measure>
        <draw:line draw:style-name="gr4" draw:text-style-name="P3" draw:layer="layout" svg:x1="17.9cm" svg:y1="9.8cm" svg:x2="17.9cm" svg:y2="14.8cm">
          <text:p/>
        </draw:line>
        <draw:line draw:style-name="gr4" draw:text-style-name="P3" draw:layer="layout" svg:x1="14.4cm" svg:y1="9.2cm" svg:x2="14.4cm" svg:y2="14.4cm">
          <text:p/>
        </draw:line>
        <draw:measure draw:style-name="gr15" draw:text-style-name="P4" draw:layer="measurelines" svg:x1="13.6cm" svg:y1="11.6cm" svg:x2="15.2cm" svg:y2="11.6cm">
          <text:p text:style-name="P4"><text:measure text:kind="gap"/><text:measure text:kind="value">16</text:measure><text:s/><text:measure text:kind="unit">mm</text:measure><text:measure text:kind="gap"/></text:p>
        </draw:measure>
        <draw:custom-shape draw:style-name="gr16" draw:text-style-name="P2" draw:layer="layout" svg:width="0.9cm" svg:height="0.5cm" svg:x="9.45cm" svg:y="11.35cm">
          <text:p/>
          <draw:enhanced-geometry svg:viewBox="0 0 21600 21600" draw:type="rectangle" draw:enhanced-path="M 0 0 L 21600 0 21600 21600 0 21600 0 0 Z N"/>
        </draw:custom-shape>
        <draw:measure draw:style-name="gr17" draw:text-style-name="P4" draw:layer="measurelines" svg:x1="9.9cm" svg:y1="9.7cm" svg:x2="14.4cm" svg:y2="9.7cm">
          <text:p text:style-name="P4"><text:measure text:kind="gap"/><text:measure text:kind="value">45</text:measure><text:s/><text:measure text:kind="unit">mm</text:measure><text:measure text:kind="gap"/></text:p>
        </draw:measure>
        <draw:line draw:style-name="gr4" draw:text-style-name="P3" draw:layer="layout" svg:x1="9.9cm" svg:y1="9.2cm" svg:x2="9.9cm" svg:y2="14.4cm">
          <text:p/>
        </draw:line>
        <draw:measure draw:style-name="gr18" draw:text-style-name="P4" draw:layer="measurelines" svg:x1="6.4cm" svg:y1="9.6cm" svg:x2="9.9cm" svg:y2="9.6cm">
          <text:p text:style-name="P4"><text:measure text:kind="gap"/><text:measure text:kind="value">35</text:measure><text:s/><text:measure text:kind="unit">mm</text:measure><text:measure text:kind="gap"/></text:p>
        </draw:measure>
        <draw:custom-shape draw:style-name="gr19" draw:text-style-name="P2" draw:layer="layout" svg:width="0.65cm" svg:height="0.65cm" svg:x="6.0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4cm" svg:y1="9.2cm" svg:x2="6.4cm" svg:y2="14.4cm">
          <text:p/>
        </draw:line>
        <draw:measure draw:style-name="gr20" draw:text-style-name="P4" draw:layer="measurelines" svg:x1="9.456cm" svg:y1="11.4cm" svg:x2="10.356cm" svg:y2="11.4cm">
          <text:p text:style-name="P4"><text:measure text:kind="gap"/><text:measure text:kind="value">9</text:measure><text:s/><text:measure text:kind="unit">mm</text:measure><text:measure text:kind="gap"/></text:p>
        </draw:measure>
        <draw:measure draw:style-name="gr21" draw:text-style-name="P4" draw:layer="measurelines" svg:x1="17.156cm" svg:y1="11.6cm" svg:x2="18.656cm" svg:y2="11.6cm">
          <text:p text:style-name="P4"><text:measure text:kind="gap"/><text:measure text:kind="value">15</text:measure><text:s/><text:measure text:kind="unit">mm</text:measure><text:measure text:kind="gap"/></text:p>
        </draw:measure>
        <draw:measure draw:style-name="gr22" draw:text-style-name="P4" draw:layer="measurelines" svg:x1="6.058cm" svg:y1="11.6cm" svg:x2="6.7cm" svg:y2="11.6cm">
          <text:p text:style-name="P4"><text:measure text:kind="gap"/><text:measure text:kind="value">6,42</text:measure><text:s/><text:measure text:kind="unit">mm</text:measure><text:measure text:kind="gap"/></text:p>
        </draw:measure>
        <draw:measure draw:style-name="gr23" draw:text-style-name="P4" draw:layer="measurelines" svg:x1="10.3cm" svg:y1="11.356cm" svg:x2="10.3cm" svg:y2="11.856cm">
          <text:p text:style-name="P4"><text:measure text:kind="gap"/><text:measure text:kind="value">5</text:measure><text:s/><text:measure text:kind="unit">mm</text:measure><text:measure text:kind="gap"/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6-08T09:05:46.034415994</meta:creation-date>
    <dc:date>2021-06-08T13:39:32.236719775</dc:date>
    <meta:editing-duration>PT1H40M42S</meta:editing-duration>
    <meta:editing-cycles>2</meta:editing-cycles>
    <meta:generator>LibreOffice/6.3.5.2$Linux_X86_64 LibreOffice_project/30$Build-2</meta:generator>
    <meta:document-statistic meta:object-count="33"/>
  </office:meta>
</office:document-meta>
</file>